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0f90"/>
    </style:style>
    <style:style style:name="P2" style:family="paragraph" style:parent-style-name="Standard">
      <style:text-properties officeooo:rsid="00040f90" officeooo:paragraph-rsid="00040f90"/>
    </style:style>
    <style:style style:name="P3" style:family="paragraph" style:parent-style-name="Standard">
      <style:text-properties officeooo:rsid="00040f90" officeooo:paragraph-rsid="0004a483"/>
    </style:style>
    <style:style style:name="T1" style:family="text">
      <style:text-properties officeooo:rsid="0018c148"/>
    </style:style>
    <style:style style:name="T2" style:family="text">
      <style:text-properties officeooo:rsid="00040f9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a4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<text:span text:style-name="T1">9</text:span> <text:span text:style-name="T2">Assignment</text:span></text:p>
      <text:p text:style-name="P1"><text:span text:style-name="T1">March 30</text:span>, 2025</text:p>
      <text:p text:style-name="Standard"/>
      <text:p text:style-name="Standard">In the lectures, we only briefly talk about the various Resource Record (RR) types available for DNS. <text:s/>For your assignment, pick 6 other DNS Resource Record types (you can use the list at Wikipedia as a starting point: http://en.wikipedia.org/wiki/List_of_DNS_record_types Links to an external site.) and <text:span text:style-name="T3">discuss their purpose, function and structure</text:span>. <text:s/>You will probably have to read the RFCs describing these RRs. <text:s text:c="2"/>Examples of DNS RR types you could discuss; CSYNC, DHCP, A, AAAA, HIP, CNAME, DNAME)</text:p>
      <text:p text:style-name="Standard"/>
      <text:p text:style-name="P2">A - <text:span text:style-name="T4">RFC 1035</text:span></text:p>
      <text:p text:style-name="P2">AAAA - <text:span text:style-name="T4">RFC 3596</text:span></text:p>
      <text:p text:style-name="P3">CNAME - <text:span text:style-name="T4">RFC 1035</text:span></text:p>
      <text:p text:style-name="P3">PTR - <text:span text:style-name="T4">RFC 1035</text:span></text:p>
      <text:p text:style-name="P3">MX - <text:span text:style-name="T4">RFC 1035, 7505</text:span></text:p>
      <text:p text:style-name="P3">TXT - <text:span text:style-name="T4">RFC 1035</text:span></text:p>
      <text:p text:style-name="P3"/>
      <text:p text:style-name="P3"><text:a xlink:type="simple" xlink:href="https://datatracker.ietf.org/doc/html/rfc1035#page-12" text:style-name="Internet_20_link" text:visited-style-name="Visited_20_Internet_20_Link">https://datatracker.ietf.org/doc/html/rfc1035#page-12</text:a></text:p>
      <text:p text:style-name="P3"><text:a xlink:type="simple" xlink:href="https://web.archive.org/web/20210414192537/https://tools.ietf.org/html/rfc3596" text:style-name="Internet_20_link" text:visited-style-name="Visited_20_Internet_20_Link">https://web.archive.org/web/20210414192537/https://tools.ietf.org/html/rfc3596</text:a></text:p>
      <text:p text:style-name="P3"><text:a xlink:type="simple" xlink:href="https://www.rfc-editor.org/rfc/rfc7505.html" text:style-name="Internet_20_link" text:visited-style-name="Visited_20_Internet_20_Link">https://www.rfc-editor.org/rfc/rfc7505.html</text:a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7:23:25.827066000</meta:creation-date>
    <dc:date>2025-03-30T17:26:29.391319000</dc:date>
    <meta:editing-duration>PT3M2S</meta:editing-duration>
    <meta:editing-cycles>4</meta:editing-cycles>
    <meta:generator>LibreOffice/25.2.0.3$MacOSX_AARCH64 LibreOffice_project/e1cf4a87eb02d755bce1a01209907ea5ddc8f069</meta:generator>
    <meta:document-statistic meta:table-count="0" meta:image-count="0" meta:object-count="0" meta:page-count="1" meta:paragraph-count="14" meta:word-count="117" meta:character-count="853" meta:non-whitespace-character-count="746"/>
  </office:meta>
</office:document-meta>
</file>